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gr1" style:family="graphic">
      <style:graphic-properties draw:textarea-horizontal-align="justify" draw:textarea-vertical-align="middle" draw:auto-grow-height="false" fo:min-height="2.452cm" fo:min-width="3.65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 style:parent-style-name="Frame">
      <style:graphic-properties draw:textarea-horizontal-align="justify" draw:textarea-vertical-align="middle" draw:auto-grow-height="false" fo:min-height="3.052cm" fo:min-width="4.445cm" style:run-through="foreground" style:wrap="run-through" style:number-wrapped-paragraphs="no-limit" style:vertical-pos="middle" style:vertical-rel="baseline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1" draw:name="Alakzat2" draw:style-name="gr1" svg:width="7.303cm" svg:height="4.904cm" svg:x="8.315cm" svg:y="8.682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as-char" draw:z-index="0" draw:name="Alakzat1" draw:style-name="gr2" svg:width="8.891cm" svg:height="6.104cm"><text:p text:style-name="Frame_20_contents"/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1T09:20:27.100000000</meta:creation-date>
    <dc:date>2021-01-21T09:21:15.440000000</dc:date>
    <meta:editing-duration>PT56S</meta:editing-duration>
    <meta:editing-cycles>1</meta:editing-cycles>
    <meta:document-statistic meta:table-count="0" meta:image-count="0" meta:object-count="0" meta:page-count="1" meta:paragraph-count="1" meta:word-count="0" meta:character-count="0" meta:non-whitespace-character-count="0"/>
    <meta:generator>LibreOfficeDev/7.2.0.0.alpha0$Windows_X86_64 LibreOffice_project/131919487592822d3b6b54f174023464fc595eef</meta:generator>
  </office:meta>
</office:document-meta>
</file>